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CA700000ADB1B182B76.svm" manifest:media-type=""/>
  <manifest:file-entry manifest:full-path="Pictures/2000000900001FD600000DA6877F24C6.svm" manifest:media-type=""/>
  <manifest:file-entry manifest:full-path="Pictures/20000009000026F800001ECE4386CA26.svm" manifest:media-type=""/>
  <manifest:file-entry manifest:full-path="Pictures/2000000900002CDC00000A3CD6B6B9DA.svm" manifest:media-type=""/>
  <manifest:file-entry manifest:full-path="Pictures/2000000900002C8D00000D3CA52D3A73.svm" manifest:media-type=""/>
  <manifest:file-entry manifest:full-path="Pictures/20000009000022D500001D5BA54820E4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parajita" fo:font-size="24pt" fo:font-weight="bold" officeooo:rsid="00040c12" officeooo:paragraph-rsid="00040c1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parajita" fo:font-size="24pt" style:text-underline-style="solid" style:text-underline-width="auto" style:text-underline-color="font-color" fo:font-weight="bold" officeooo:rsid="00040c12" officeooo:paragraph-rsid="00040c1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parajita" fo:font-size="14pt" style:text-underline-style="none" fo:font-weight="normal" officeooo:rsid="00040c12" officeooo:paragraph-rsid="00040c12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parajita" fo:font-size="18pt" officeooo:paragraph-rsid="00040c12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Aparajita" fo:font-size="18pt" style:text-underline-style="none" fo:font-weight="normal" officeooo:rsid="0006c9b1" officeooo:paragraph-rsid="0006c9b1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parajita" fo:font-size="18pt" style:text-underline-style="none" fo:font-weight="normal" officeooo:rsid="000905cb" officeooo:paragraph-rsid="000905cb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parajita" fo:font-size="18pt" style:text-underline-style="none" fo:font-weight="normal" officeooo:rsid="000a6b19" officeooo:paragraph-rsid="000a6b19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parajita" fo:font-size="18pt" style:text-underline-style="none" fo:font-weight="normal" officeooo:rsid="000bcf39" officeooo:paragraph-rsid="000bcf39" style:font-size-asian="18pt" style:font-weight-asian="normal" style:font-size-complex="18pt" style:font-weight-complex="normal"/>
    </style:style>
    <style:style style:name="T1" style:family="text">
      <style:text-properties style:font-name="Aparajita" fo:font-size="14pt" style:text-underline-style="none" fo:font-weight="normal" officeooo:rsid="00040c12" style:font-size-asian="12.25pt" style:font-weight-asian="normal" style:font-size-complex="14pt" style:font-weight-complex="normal"/>
    </style:style>
    <style:style style:name="T2" style:family="text">
      <style:text-properties style:font-name="Aparajita" fo:font-size="18pt" style:text-underline-style="none" fo:font-weight="normal" officeooo:rsid="00040c12" style:font-size-asian="18pt" style:font-weight-asian="normal" style:font-size-complex="18pt" style:font-weight-complex="normal"/>
    </style:style>
    <style:style style:name="T3" style:family="text">
      <style:text-properties style:text-position="super 58%" style:text-underline-style="none" fo:font-weight="normal" officeooo:rsid="00040c12" style:font-weight-asian="normal" style:font-weight-complex="normal"/>
    </style:style>
    <style:style style:name="T4" style:family="text">
      <style:text-properties officeooo:rsid="000427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2740" style:font-weight-asian="bold" style:font-weight-complex="bold"/>
    </style:style>
    <style:style style:name="T7" style:family="text">
      <style:text-properties fo:font-weight="bold" officeooo:rsid="00086a10" style:font-weight-asian="bold" style:font-weight-complex="bold"/>
    </style:style>
    <style:style style:name="T8" style:family="text">
      <style:text-properties style:text-underline-style="none" fo:font-weight="normal" officeooo:rsid="00040c12" style:font-weight-asian="normal" style:font-weight-complex="normal"/>
    </style:style>
    <style:style style:name="T9" style:family="text">
      <style:text-properties officeooo:rsid="00086a10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ge Manual</text:p>
      <text:p text:style-name="P2">Twitter Bot on TEAMCHAT</text:p>
      <text:p text:style-name="Standard"><text:span text:style-name="T1"><text:line-break/></text:span><text:span text:style-name="T2">Twitter Bot enables a user on teamchat to get tweets, post tweets send direct messages and also get tweets on particular hashtags.</text:span><text:span text:style-name="T1"> <text:line-break/></text:span></text:p>
      <text:p text:style-name="P4"><text:span text:style-name="T8">To start using Twitter Bot user 1</text:span><text:span text:style-name="T3">st </text:span>need<text:span text:style-name="T4">s to enter the keyword </text:span><text:span text:style-name="T6">“help”</text:span><text:span text:style-name="T4"> which will give user all the list of keywords which can be performed using Twitter Bot. You also get a link through which you have to login which generates access token entering which on teamchat integrates your twitter account with teamchat</text:span></text:p>
      <text:p text:style-name="P3"><draw:frame draw:style-name="fr1" draw:name="Image1" text:anchor-type="paragraph" svg:x="-0.3134in" svg:y="0.1209in" svg:width="3.5102in" svg:height="2.9583in" draw:z-index="0"><draw:image xlink:href="Pictures/20000009000022D500001D5BA54820E4.svm" xlink:type="simple" xlink:show="embed" xlink:actuate="onLoad"/></draw:frame><text:line-break/><text:line-break/><text:line-break/></text:p>
      <text:p text:style-name="P3"><draw:frame draw:style-name="fr1" draw:name="Image2" text:anchor-type="paragraph" svg:x="3.8071in" svg:y="0.0764in" svg:width="3.6661in" svg:height="1.3339in" draw:z-index="1"><draw:image xlink:href="Pictures/2000000900002C8D00000D3CA52D3A73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4.0354in" svg:y="0.0374in" svg:width="3.3339in" svg:height="1.472in" draw:z-index="2"><draw:image xlink:href="Pictures/2000000900002CDC00000A3CD6B6B9DA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1" draw:name="Image4" text:anchor-type="paragraph" svg:x="1.9417in" svg:y="0.8291in" svg:width="3.2083in" svg:height="1.3756in" draw:z-index="3"><draw:image xlink:href="Pictures/2000000900001FD600000DA6877F24C6.svm" xlink:type="simple" xlink:show="embed" xlink:actuate="onLoad"/></draw:frame>To tweet any <text:span text:style-name="T9">update on tweeter use the keyword “</text:span><text:span text:style-name="T7">tweet”</text:span><text:span text:style-name="T9"> and fill your form in the form generated. This will get posted directly on your integrated twitter account.<text:line-break/></text:span></text:p>
      <text:p text:style-name="P5"/>
      <text:p text:style-name="P5"/>
      <text:p text:style-name="P6"/>
      <text:p text:style-name="P6"><text:soft-page-break/>To check new tweets on your wall use the keyword <text:span text:style-name="T5">“gettweet”</text:span> which will display all the recent tweets on your wall. <text:line-break/></text:p>
      <text:p text:style-name="P7"><draw:frame draw:style-name="fr1" draw:name="Image5" text:anchor-type="paragraph" svg:x="2.7752in" svg:y="0.8402in" svg:width="4.6571in" svg:height="1.3429in" draw:z-index="4"><draw:image xlink:href="Pictures/2000000900002CA700000ADB1B182B76.svm" xlink:type="simple" xlink:show="embed" xlink:actuate="onLoad"/></draw:frame><draw:frame draw:style-name="fr1" draw:name="Image6" text:anchor-type="paragraph" svg:x="-0.3972in" svg:y="0.7772in" svg:width="2.9484in" svg:height="3.1047in" draw:z-index="5"><draw:image xlink:href="Pictures/20000009000026F800001ECE4386CA26.svm" xlink:type="simple" xlink:show="embed" xlink:actuate="onLoad"/></draw:frame>To find tweets on a particular hashtags use keyword “<text:span text:style-name="T5">search”</text:span> and fill the form with a # along with keyword you will get tweets related to that keyword.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To send direct message you can use the keyword “directmessage” and fill the form in which you fill the emailid and the message you want to send. This will direcyly send a message to that per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0:01:33.833000000</meta:creation-date>
    <dc:date>2015-07-08T10:49:00.583000000</dc:date>
    <meta:editing-duration>P1DT1H57M36S</meta:editing-duration>
    <meta:editing-cycles>2</meta:editing-cycles>
    <meta:generator>LibreOffice/4.2.3.3$Windows_x86 LibreOffice_project/882f8a0a489bc99a9e60c7905a60226254cb6ff0</meta:generator>
    <meta:document-statistic meta:table-count="0" meta:image-count="6" meta:object-count="0" meta:page-count="2" meta:paragraph-count="9" meta:word-count="195" meta:character-count="1108" meta:non-whitespace-character-count="910"/>
  </office:meta>
</office:document-meta>
</file>